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00000003CF5219A2A4C6C6315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Ubuntu1" svg:font-family="Ubuntu" style:font-adornments="Normal" style:font-pitch="variable"/>
    <style:font-face style:name="Ubuntu Mono1" svg:font-family="'Ubuntu Mono'" style:font-adornments="Negrita" style:font-pitch="variable"/>
    <style:font-face style:name="Ubuntu Mono" svg:font-family="'Ubuntu Mono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.302cm" fo:margin-bottom="0.302cm" loext:contextual-spacing="false" fo:line-height="200%" fo:padding="0.049cm" fo:border="none" style:shadow="none"/>
      <style:text-properties style:font-name="Ubuntu" fo:font-size="14pt" fo:font-weight="bold" officeooo:rsid="00085487" officeooo:paragraph-rsid="0011c177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200%"/>
      <style:text-properties style:font-name="Ubuntu" fo:font-size="11pt" officeooo:rsid="00085487" officeooo:paragraph-rsid="00085487" style:font-size-asian="11pt" style:font-size-complex="11pt"/>
    </style:style>
    <style:style style:name="P3" style:family="paragraph" style:parent-style-name="Standard">
      <style:paragraph-properties fo:line-height="200%"/>
      <style:text-properties style:font-name="Ubuntu" fo:font-size="11pt" officeooo:rsid="00085487" officeooo:paragraph-rsid="000de614" style:font-size-asian="11pt" style:font-size-complex="11pt"/>
    </style:style>
    <style:style style:name="P4" style:family="paragraph" style:parent-style-name="Text_20_body">
      <style:text-properties style:font-name="Ubuntu" fo:font-size="11pt" style:font-size-asian="11pt" style:font-size-complex="11pt"/>
    </style:style>
    <style:style style:name="P5" style:family="paragraph" style:parent-style-name="Text_20_body">
      <style:paragraph-properties fo:line-height="200%" fo:text-align="end" style:justify-single-word="false"/>
      <style:text-properties style:font-name="Ubuntu" fo:font-size="11pt" officeooo:rsid="0011f517" officeooo:paragraph-rsid="0011f517" style:font-size-asian="11pt" style:font-size-complex="11pt"/>
    </style:style>
    <style:style style:name="P6" style:family="paragraph">
      <style:paragraph-properties fo:text-align="start"/>
      <style:text-properties fo:font-variant="normal" fo:text-transform="none" style:text-line-through-style="none" style:text-line-through-type="none" style:font-name="Ubuntu Mono" fo:font-size="11pt" fo:font-style="normal" style:text-underline-style="none" fo:font-weight="normal" fo:background-color="transparent"/>
    </style:style>
    <style:style style:name="P7" style:family="paragraph">
      <style:paragraph-properties fo:text-align="start"/>
      <style:text-properties fo:font-variant="normal" fo:text-transform="none" style:text-line-through-style="none" style:text-line-through-type="none" style:font-name="Ubuntu1" fo:font-size="16pt" fo:font-style="normal" style:text-underline-style="none" fo:font-weight="normal" fo:background-color="transparent"/>
    </style:style>
    <style:style style:name="P8" style:family="paragraph">
      <style:paragraph-properties fo:text-align="end"/>
      <style:text-properties fo:font-variant="normal" fo:text-transform="none" style:text-line-through-style="none" style:text-line-through-type="none" style:font-name="Ubuntu Mono1" fo:font-size="12pt" fo:font-style="normal" style:text-underline-style="none" fo:font-weight="normal" fo:background-color="transparent"/>
    </style:style>
    <style:style style:name="P9" style:family="paragraph">
      <style:paragraph-properties fo:text-align="end"/>
      <style:text-properties fo:font-variant="normal" fo:text-transform="none" style:text-line-through-style="none" style:text-line-through-type="none" style:font-name="Ubuntu Mono" fo:font-size="12pt" fo:font-style="normal" style:text-underline-style="none" fo:font-weight="normal" fo:background-color="transparent"/>
    </style:style>
    <style:style style:name="P10" style:family="paragraph">
      <style:paragraph-properties fo:text-align="end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bold" fo:background-color="transparent"/>
    </style:style>
    <style:style style:name="P11" style:family="paragraph">
      <style:paragraph-properties fo:text-align="start"/>
      <style:text-properties style:text-line-through-style="none" style:text-line-through-type="none" style:font-name="Ubuntu Mono" fo:font-size="10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color="#005cb9" fo:font-size="20pt" style:font-size-asian="20pt" style:font-size-complex="20pt"/>
    </style:style>
    <style:style style:name="T3" style:family="text">
      <style:text-properties fo:color="#005cb9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de614"/>
    </style:style>
    <style:style style:name="T6" style:family="text">
      <style:text-properties officeooo:rsid="00141f37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fo:background-color="#ffffff"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cliente" form:control-implementation="ooo:com.sun.star.form.component.TextField" xml:id="control1" form:id="control1" form:max-length="25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ireccion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movil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lefonoFijo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correoElectronico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umeroFactura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aseImponible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mpuestosBase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otal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ablaProductos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ontrol text:anchor-type="paragraph" draw:z-index="6" draw:name="Forma6" draw:style-name="gr4" draw:text-style-name="P7" svg:width="6.231cm" svg:height="0.892cm" svg:x="10.481cm" svg:y="-1.651cm" draw:control="control6"/><text:span text:style-name="T6">C</text:span>liente: <text:s text:c="2"/><draw:control text:anchor-type="as-char" svg:y="-0.61cm" draw:z-index="0" draw:name="Forma1" draw:style-name="gr1" draw:text-style-name="P6" svg:width="15.193cm" svg:height="0.777cm" draw:control="control1"/></text:p>
      <text:p text:style-name="P2">Dirección: <text:s text:c="2"/><draw:control text:anchor-type="as-char" draw:z-index="1" draw:name="Forma2" draw:style-name="gr2" draw:text-style-name="P6" svg:width="14.757cm" svg:height="0.768cm" draw:control="control2"/></text:p>
      <text:p text:style-name="P3">M<text:span text:style-name="T5">óvil: <text:s/></text:span><text:s/><draw:control text:anchor-type="as-char" svg:y="-0.616cm" draw:z-index="2" draw:name="Forma4" draw:style-name="gr3" draw:text-style-name="P6" svg:width="5.007cm" svg:height="0.779cm" draw:control="control3"/><text:tab/>Teléfono fijo: <text:s text:c="2"/><draw:control text:anchor-type="as-char" svg:y="-0.616cm" draw:z-index="3" draw:name="Forma4" draw:style-name="gr1" draw:text-style-name="P6" svg:width="5.007cm" svg:height="0.779cm" draw:control="control4"/></text:p>
      <text:p text:style-name="P2">Correo electrónico: <text:s text:c="2"/><draw:control text:anchor-type="as-char" draw:z-index="4" draw:name="Forma5" draw:style-name="gr2" draw:text-style-name="P6" svg:width="12.983cm" svg:height="0.809cm" draw:control="control5"/></text:p>
      <text:p text:style-name="P4"/>
      <text:p text:style-name="P4"><draw:control text:anchor-type="as-char" draw:z-index="10" draw:name="Forma7" draw:style-name="gr5" draw:text-style-name="P11" svg:width="16.881cm" svg:height="11.852cm" draw:control="control10"/></text:p>
      <text:p text:style-name="P4"/>
      <text:p text:style-name="P5">Base imponible: <text:s/><draw:control text:anchor-type="as-char" draw:z-index="7" draw:name="Forma3" draw:style-name="gr2" draw:text-style-name="P8" svg:width="4.687cm" svg:height="0.648cm" draw:control="control7"/></text:p>
      <text:p text:style-name="P5">I.G.I.C. 7.00%: <text:s/><draw:control text:anchor-type="as-char" draw:z-index="8" draw:name="Forma3" draw:style-name="gr2" draw:text-style-name="P9" svg:width="4.687cm" svg:height="0.604cm" draw:control="control8"/></text:p>
      <text:p text:style-name="P5">TOTAL: <text:s/><draw:control text:anchor-type="as-char" draw:z-index="9" draw:name="Forma3" draw:style-name="gr2" draw:text-style-name="P10" svg:width="4.687cm" svg:height="0.648cm" draw:control="control9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Ubuntu1" svg:font-family="Ubuntu" style:font-adornments="Normal" style:font-pitch="variable"/>
    <style:font-face style:name="Ubuntu Mono1" svg:font-family="'Ubuntu Mono'" style:font-adornments="Negrita" style:font-pitch="variable"/>
    <style:font-face style:name="Ubuntu Mono" svg:font-family="'Ubuntu Mono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6.389cm" style:type="center"/>
          <style:tab-stop style:position="12.77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.302cm" fo:margin-bottom="0.302cm" loext:contextual-spacing="false" fo:line-height="200%" fo:padding="0.049cm" fo:border="none" style:shadow="none"/>
      <style:text-properties style:font-name="Ubuntu" fo:font-size="14pt" fo:font-weight="bold" officeooo:rsid="00085487" officeooo:paragraph-rsid="0011c177" style:font-size-asian="14pt" style:font-weight-asian="bold" style:font-size-complex="14pt" style:font-weight-complex="bold"/>
    </style:style>
    <style:style style:name="MT1" style:family="text">
      <style:text-properties fo:color="#005cb9" fo:font-size="20pt" style:font-size-asian="20pt" style:font-size-complex="20pt"/>
    </style:style>
    <style:style style:name="MT2" style:family="text">
      <style:text-properties fo:color="#005cb9" fo:font-size="20pt" fo:font-weight="normal" style:font-size-asian="20pt" style:font-weight-asian="normal" style:font-size-complex="20pt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.064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.002cm" fo:margin-bottom="0.499cm" fo:border="none" fo:padding-top="0.049cm" fo:padding-bottom="0.3cm" fo:padding-left="0.049cm" fo:padding-right="0.049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paragraph" svg:x="0.049cm" svg:width="2.334cm" svg:height="1.778cm" draw:z-index="5"><draw:image xlink:href="Pictures/1000020100000500000003CF5219A2A4C6C63150.png" xlink:type="simple" xlink:show="embed" xlink:actuate="onLoad" loext:mime-type="image/png"/></draw:frame><text:tab/><text:tab/><text:tab/><text:tab/><text:tab/><text:span text:style-name="MT1">Factura nº</text:span><text:span text:style-name="MT2">:</text:span><text:span text:style-name="MT3"> <text:s text:c="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15:50:05.190771244</meta:creation-date>
    <dc:date>2020-01-11T18:16:16.695807274</dc:date>
    <meta:editing-duration>PT50M48S</meta:editing-duration>
    <meta:editing-cycles>13</meta:editing-cycles>
    <meta:generator>LibreOffice/6.0.7.3$Linux_X86_64 LibreOffice_project/00m0$Build-3</meta:generator>
    <meta:document-statistic meta:table-count="0" meta:image-count="1" meta:object-count="0" meta:page-count="1" meta:paragraph-count="9" meta:word-count="14" meta:character-count="134" meta:non-whitespace-character-count="99"/>
  </office:meta>
</office:document-meta>
</file>